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26a" officeooo:paragraph-rsid="0016726a"/>
    </style:style>
    <style:style style:name="P2" style:family="paragraph" style:parent-style-name="Standard">
      <style:text-properties officeooo:paragraph-rsid="0016726a"/>
    </style:style>
    <style:style style:name="P3" style:family="paragraph" style:parent-style-name="Standard">
      <style:text-properties officeooo:rsid="00178199" officeooo:paragraph-rsid="00178199"/>
    </style:style>
    <style:style style:name="P4" style:family="paragraph" style:parent-style-name="Standard">
      <style:text-properties officeooo:rsid="001aebf7" officeooo:paragraph-rsid="001aebf7"/>
    </style:style>
    <style:style style:name="P5" style:family="paragraph" style:parent-style-name="Standard">
      <style:text-properties officeooo:rsid="001f62ce" officeooo:paragraph-rsid="001f62ce"/>
    </style:style>
    <style:style style:name="P6" style:family="paragraph" style:parent-style-name="Standard">
      <style:text-properties officeooo:rsid="0025d546" officeooo:paragraph-rsid="0025d546"/>
    </style:style>
    <style:style style:name="P7" style:family="paragraph" style:parent-style-name="Standard">
      <style:text-properties officeooo:rsid="002b18dc" officeooo:paragraph-rsid="002b18dc"/>
    </style:style>
    <style:style style:name="P8" style:family="paragraph" style:parent-style-name="Standard">
      <style:text-properties fo:font-weight="bold" officeooo:rsid="0016726a" officeooo:paragraph-rsid="0016726a" style:font-weight-asian="bold" style:font-weight-complex="bold"/>
    </style:style>
    <style:style style:name="T1" style:family="text">
      <style:text-properties officeooo:rsid="0016726a"/>
    </style:style>
    <style:style style:name="T2" style:family="text">
      <style:text-properties officeooo:rsid="00178199"/>
    </style:style>
    <style:style style:name="T3" style:family="text">
      <style:text-properties officeooo:rsid="00191cbb"/>
    </style:style>
    <style:style style:name="T4" style:family="text">
      <style:text-properties officeooo:rsid="001aebf7"/>
    </style:style>
    <style:style style:name="T5" style:family="text">
      <style:text-properties officeooo:rsid="001bca5d"/>
    </style:style>
    <style:style style:name="T6" style:family="text">
      <style:text-properties officeooo:rsid="001f4a53"/>
    </style:style>
    <style:style style:name="T7" style:family="text">
      <style:text-properties officeooo:rsid="0020ba30"/>
    </style:style>
    <style:style style:name="T8" style:family="text">
      <style:text-properties officeooo:rsid="002459a2"/>
    </style:style>
    <style:style style:name="T9" style:family="text">
      <style:text-properties officeooo:rsid="0027617d"/>
    </style:style>
    <style:style style:name="T10" style:family="text">
      <style:text-properties officeooo:rsid="002d52df"/>
    </style:style>
    <style:style style:name="T11" style:family="text">
      <style:text-properties officeooo:rsid="0030e123"/>
    </style:style>
    <style:style style:name="T12" style:family="text">
      <style:text-properties officeooo:rsid="003b15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utorial</text:p>
      <text:p text:style-name="P1"/>
      <text:p text:style-name="P2"><text:span text:style-name="T1">1. <text:s/>Compile the program using the -g flag so the </text:span>Debugging Symbol Table <text:span text:style-name="T1">is created</text:span></text:p>
      <text:p text:style-name="P1"><text:tab/>gcc -g main.c -o main</text:p>
      <text:p text:style-name="P1"/>
      <text:p text:style-name="P1">2. <text:span text:style-name="T2">Run gdb</text:span></text:p>
      <text:p text:style-name="P1"><text:tab/><text:span text:style-name="T2">gdb main</text:span></text:p>
      <text:p text:style-name="P3"/>
      <text:p text:style-name="P3">3. Add a breakpoint to line <text:span text:style-name="T3">5 and 10</text:span></text:p>
      <text:p text:style-name="P3"><text:tab/><text:span text:style-name="T4">break 5</text:span></text:p>
      <text:p text:style-name="P3"><text:tab/><text:span text:style-name="T12">break 11</text:span></text:p>
      <text:p text:style-name="P4"/>
      <text:p text:style-name="P4">4. <text:span text:style-name="T5">Run the program. It should stop at line 5</text:span></text:p>
      <text:p text:style-name="P4"><text:tab/><text:span text:style-name="T6">run</text:span></text:p>
      <text:p text:style-name="P5"/>
      <text:p text:style-name="P5">5. <text:span text:style-name="T7">Add a watch to the age variable</text:span></text:p>
      <text:p text:style-name="P5"><text:tab/><text:span text:style-name="T8">watch age</text:span></text:p>
      <text:p text:style-name="P6"/>
      <text:p text:style-name="P6">6. <text:span text:style-name="T9">Continue running the program. It will ask for a new value for the age variable. It will then stop at line 11 and display the new value in the variable.</text:span></text:p>
      <text:p text:style-name="P6"><text:tab/><text:span text:style-name="T9">continue</text:span></text:p>
      <text:p text:style-name="P7"/>
      <text:p text:style-name="P7">7. <text:span text:style-name="T11">Type continue until the program end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3:54:30.175757137</meta:creation-date>
    <dc:date>2018-02-02T14:12:30.183919185</dc:date>
    <meta:editing-duration>PT17M48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99" meta:character-count="478" meta:non-whitespace-character-count="386"/>
  </office:meta>
</office:document-meta>
</file>